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NodeIterator.getRemo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Iterator.ServerNodeIterator( NodeIterator iterator , RemoteAdapterFactory factory , int max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